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ToolManager.hasSession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getToolbox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ViewToolManager( ServletContext app , boolean includeDefa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updateGlobal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ewToolManager.publishToolbox( 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ToolManager.ViewToolManager( ServletContext 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createContex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ToolManager.findConfig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getSessionTool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ViewToolManager( ServletContext app , boolean autoConfig , boolean includeDefa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ToolManager.publishToolboxe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unpublishApplicationToo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ToolManager.getPublishToolbo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getCrea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ToolManager.setPublishToolboxes( boolean publis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ToolManager.setCreateSession( boolean cre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ToolManager.publishToolboxes(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iewToolManager.configure( Factory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ToolManager.setToolboxKey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ewToolManager.prepareContext( ViewToolContext context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ewToolManager.createContext( Map &lt; String , Object &gt; tool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ToolManager.addToolboxes( Tool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ToolManager.autoConfigure( boolean includeDefa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